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ff" draw:fill-gradient-name="Gradient_20_1" draw:textarea-horizontal-align="justify" draw:textarea-vertical-align="top" draw:auto-grow-height="false" fo:min-height="0cm" fo:min-width="0cm" fo:wrap-option="no-wrap" draw:shadow="visible" draw:shadow-offset-x="0.1cm" draw:shadow-offset-y="0.1cm" draw:shadow-opacity="50%"/>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eb613d"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solid" draw:fill-color="#eb613d" draw:textarea-horizontal-align="justify" draw:textarea-vertical-align="middle" draw:auto-grow-height="false" draw:shadow="hidden"/>
    </style:style>
    <style:style style:name="gr6" style:family="graphic" style:parent-style-name="standard">
      <style:graphic-properties draw:marker-start="Arrow" draw:marker-end="Arrow" draw:marker-end-width="0.3cm" draw:textarea-horizontal-align="center" draw:textarea-vertical-align="middle"/>
    </style:style>
    <style:style style:name="gr7" style:family="graphic" style:parent-style-name="standard">
      <style:graphic-properties draw:fill="solid" draw:fill-color="#ff6633"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5cm" svg:height="6cm" svg:x="4.1cm" svg:y="1.5cm">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xml:id="id2" draw:id="id2" draw:layer="layout" svg:width="3cm" svg:height="1.8cm" svg:x="8.5cm" svg:y="16cm">
          <text:p text:style-name="P1"><text:span text:style-name="T2">Redi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3" xml:id="id1" draw:id="id1" draw:layer="layout" svg:width="3cm" svg:height="2cm" svg:x="3cm" svg:y="11cm">
          <text:p text:style-name="P1"><text:span text:style-name="T2">Apiaxle</text:span></text:p>
          <text:p text:style-name="P1"><text:span text:style-name="T2">Proxy</text:span></text:p>
          <draw:enhanced-geometry svg:viewBox="0 0 21600 21600" draw:glue-points="10800 0 0 10800 10800 21600 21600 10800" draw:type="flowchart-process" draw:enhanced-path="M 0 0 L 21600 0 21600 21600 0 21600 0 0 Z N"/>
        </draw:custom-shape>
        <draw:custom-shape draw:style-name="gr3" draw:text-style-name="P3" xml:id="id3" draw:id="id3" draw:layer="layout" svg:width="3cm" svg:height="2cm" svg:x="6.5cm" svg:y="11cm">
          <text:p text:style-name="P1"><text:span text:style-name="T2">Apiaxle HTTP</text:span></text:p>
          <text:p text:style-name="P1"><text:span text:style-name="T2">Proxy</text:span></text:p>
          <draw:enhanced-geometry svg:viewBox="0 0 21600 21600" draw:glue-points="10800 0 0 10800 10800 21600 21600 10800" draw:type="flowchart-process" draw:enhanced-path="M 0 0 L 21600 0 21600 21600 0 21600 0 0 Z N"/>
        </draw:custom-shape>
        <draw:custom-shape draw:style-name="gr3" draw:text-style-name="P3" xml:id="id4" draw:id="id4" draw:layer="layout" svg:width="3cm" svg:height="2cm" svg:x="10cm" svg:y="11cm">
          <text:p text:style-name="P1"><text:span text:style-name="T2">Apiaxle HTTP</text:span></text:p>
          <text:p text:style-name="P1"><text:span text:style-name="T2">Proxy</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draw:type="curve" svg:x1="4.5cm" svg:y1="13cm" svg:x2="10cm" svg:y2="16cm" draw:start-shape="id1" draw:start-glue-point="6" draw:end-shape="id2" svg:d="m4500 13000c0 2251 5500 752 5500 3000">
          <text:p/>
        </draw:connector>
        <draw:connector draw:style-name="gr4" draw:text-style-name="P1" draw:layer="layout" draw:type="curve" svg:x1="8cm" svg:y1="13cm" svg:x2="10cm" svg:y2="16cm" draw:start-shape="id3" draw:start-glue-point="6" draw:end-shape="id2" draw:end-glue-point="5" svg:d="m8000 13000c0 2251 2000 752 2000 3000">
          <text:p/>
        </draw:connector>
        <draw:connector draw:style-name="gr4" draw:text-style-name="P1" draw:layer="layout" draw:type="curve" svg:x1="11.5cm" svg:y1="13cm" svg:x2="10cm" svg:y2="16cm" draw:start-shape="id4" draw:start-glue-point="6" draw:end-shape="id2" draw:end-glue-point="5" svg:d="m11500 13000c0 2251-1500 752-1500 3000">
          <text:p/>
        </draw:connector>
        <draw:custom-shape draw:style-name="gr3" draw:text-style-name="P3" xml:id="id5" draw:id="id5" draw:layer="layout" svg:width="3cm" svg:height="2cm" svg:x="13.5cm" svg:y="11cm">
          <text:p text:style-name="P1"><text:span text:style-name="T2">Apiaxle HTTP</text:span></text:p>
          <text:p text:style-name="P1"><text:span text:style-name="T2">Proxy</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draw:type="curve" svg:x1="15cm" svg:y1="13cm" svg:x2="10cm" svg:y2="16cm" draw:start-shape="id5" draw:start-glue-point="6" draw:end-shape="id2" draw:end-glue-point="5" svg:d="m15000 13000c0 2251-5000 752-5000 3000">
          <text:p/>
        </draw:connector>
        <draw:custom-shape draw:style-name="gr5" draw:text-style-name="P3" xml:id="id7" draw:id="id7" draw:layer="layout" svg:width="3cm" svg:height="2cm" svg:x="3cm" svg:y="11cm">
          <text:p text:style-name="P1"><text:span text:style-name="T2">Apiaxle HTTP</text:span></text:p>
          <text:p text:style-name="P1"><text:span text:style-name="T2">Proxy</text:span></text:p>
          <draw:enhanced-geometry svg:viewBox="0 0 21600 21600" draw:glue-points="10800 0 0 10800 10800 21600 21600 10800" draw:type="flowchart-process" draw:enhanced-path="M 0 0 L 21600 0 21600 21600 0 21600 0 0 Z N"/>
        </draw:custom-shape>
        <draw:connector draw:style-name="gr6" draw:text-style-name="P1" draw:layer="layout" draw:type="curve" svg:x1="9.5cm" svg:y1="5.9cm" svg:x2="4.5cm" svg:y2="11cm" draw:start-shape="id6" draw:start-glue-point="6" draw:end-shape="id7" draw:end-glue-point="4" svg:d="m9500 5900c0 3826-5000 1277-5000 5100">
          <text:p/>
        </draw:connector>
        <draw:connector draw:style-name="gr6" draw:text-style-name="P1" draw:layer="layout" draw:type="curve" svg:x1="9.5cm" svg:y1="5.9cm" svg:x2="8cm" svg:y2="11cm" draw:start-shape="id6" draw:start-glue-point="6" draw:end-shape="id3" svg:d="m9500 5900c0 3826-1500 1277-1500 5100">
          <text:p/>
        </draw:connector>
        <draw:connector draw:style-name="gr6" draw:text-style-name="P1" draw:layer="layout" draw:type="curve" svg:x1="9.5cm" svg:y1="5.9cm" svg:x2="11.5cm" svg:y2="11cm" draw:start-shape="id6" draw:start-glue-point="6" draw:end-shape="id4" svg:d="m9500 5900c0 3826 2000 1277 2000 5100">
          <text:p/>
        </draw:connector>
        <draw:connector draw:style-name="gr6" draw:text-style-name="P1" draw:layer="layout" draw:type="curve" svg:x1="9.5cm" svg:y1="5.9cm" svg:x2="15cm" svg:y2="11cm" draw:start-shape="id6" draw:start-glue-point="6" draw:end-shape="id5" draw:end-glue-point="4" svg:d="m9500 5900c0 3826 5500 1277 5500 5100">
          <text:p/>
        </draw:connector>
        <draw:custom-shape draw:style-name="gr2" draw:text-style-name="P3" xml:id="id6" draw:id="id6" draw:layer="layout" svg:width="3cm" svg:height="2cm" svg:x="8cm" svg:y="3.9cm">
          <text:p text:style-name="P1"><text:span text:style-name="T2">Nginx</text:span></text:p>
          <text:p text:style-name="P1"><text:span text:style-name="T2">proxy_pass</text:span></text:p>
          <draw:enhanced-geometry svg:viewBox="0 0 21600 21600" draw:glue-points="10800 0 0 10800 10800 21600 21600 10800" draw:type="flowchart-process" draw:enhanced-path="M 0 0 L 21600 0 21600 21600 0 21600 0 0 Z N"/>
        </draw:custom-shape>
        <draw:custom-shape draw:style-name="gr7" draw:text-style-name="P3" xml:id="id8" draw:id="id8" draw:layer="layout" svg:width="3cm" svg:height="2cm" svg:x="2cm" svg:y="19.2cm">
          <text:p text:style-name="P1"><text:span text:style-name="T2">Apiaxle</text:span></text:p>
          <text:p text:style-name="P1"><text:span text:style-name="T2">API</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draw:type="curve" svg:x1="5cm" svg:y1="20.2cm" svg:x2="8.5cm" svg:y2="16.9cm" draw:start-shape="id8" draw:start-glue-point="7" draw:end-shape="id2" draw:end-glue-point="6" svg:d="m5000 20200c2626 0 877-3300 3500-3300">
          <text:p/>
        </draw:connector>
        <draw:frame draw:style-name="gr8" draw:text-style-name="P4" draw:layer="layout" svg:width="4.016cm" svg:height="1.673cm" svg:x="2.884cm" svg:y="16.8cm">
          <draw:text-box>
            <text:p><text:span text:style-name="T2">· User provisioning</text:span></text:p>
            <text:p><text:span text:style-name="T2">· API provisioning</text:span></text:p>
            <text:p><text:span text:style-name="T2">· Key provisioning</text:span></text:p>
          </draw:text-box>
        </draw:frame>
        <draw:connector draw:style-name="gr4" draw:text-style-name="P1" draw:layer="layout" draw:type="curve" svg:x1="10cm" svg:y1="17.8cm" svg:x2="3.5cm" svg:y2="21.2cm" draw:start-shape="id2" draw:start-glue-point="7" draw:end-shape="id8" draw:end-glue-point="6" svg:d="m10000 17800c0 5853-6500 4153-6500 3400">
          <text:p/>
        </draw:connector>
        <draw:frame draw:style-name="gr8" draw:layer="layout" svg:width="2.161cm" svg:height="0.962cm" svg:x="8.7cm" svg:y="9.019cm">
          <draw:text-box>
            <text:p>HTTP</text:p>
          </draw:text-box>
        </draw:frame>
        <draw:frame draw:style-name="gr8" draw:layer="layout" svg:width="2.648cm" svg:height="1.673cm" svg:x="9.852cm" svg:y="19.627cm">
          <draw:text-box>
            <text:p><text:span text:style-name="T2">· User stats</text:span></text:p>
            <text:p><text:span text:style-name="T2">· API stats</text:span></text:p>
            <text:p><text:span text:style-name="T2">· Key stats</text:span></text:p>
          </draw:text-box>
        </draw:frame>
        <draw:frame draw:style-name="gr8" draw:layer="layout" svg:width="4.24cm" svg:height="1.199cm" svg:x="14.76cm" svg:y="8.801cm">
          <draw:text-box>
            <text:p><text:span text:style-name="T2">· Rate limiting</text:span></text:p>
            <text:p><text:span text:style-name="T2">· Key authenticati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Phil Jackson</meta:initial-creator>
    <meta:creation-date>2011-11-26T13:25:59</meta:creation-date>
    <dc:date>2011-12-04T15:42:06</dc:date>
    <dc:creator>Phil Jackson</dc:creator>
    <meta:editing-duration>PT1H2M36S</meta:editing-duration>
    <meta:editing-cycles>8</meta:editing-cycles>
    <meta:generator>LibreOffice/3.3$Unix LibreOffice_project/330m19$Build-401</meta:generator>
    <meta:document-statistic meta:object-count="23"/>
  </office:meta>
</office:document-meta>
</file>